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cm" fo:margin-right="0cm" fo:text-indent="0cm" style:auto-text-indent="false" style:page-number="auto"/>
    </style:style>
    <style:style style:name="P2" style:family="paragraph" style:parent-style-name="Standard">
      <style:paragraph-properties fo:margin-left="2.54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1.27cm" style:auto-text-indent="false"/>
    </style:style>
    <style:style style:name="P4" style:family="paragraph" style:parent-style-name="Standard">
      <style:paragraph-properties fo:margin-left="3.81cm" fo:margin-right="0cm" fo:text-indent="0cm" style:auto-text-indent="false"/>
    </style:style>
    <style:style style:name="P5" style:family="paragraph" style:parent-style-name="Standard">
      <style:paragraph-properties fo:margin-left="5.08cm" fo:margin-right="0cm" fo:text-indent="0cm" style:auto-text-indent="fals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r</text:span> <text:span text:style-name="T1">Crew</text:span>: A multiplaye<text:bookmark text:name="_GoBack"/>r game in which up to players 4 players crew a <text:span text:style-name="T1">Ship</text:span> and battle other A.I. <text:span text:style-name="T1">Ships</text:span> </text:p>
      <text:p text:style-name="P2"><text:span text:style-name="T1">Client</text:span>: The <text:span text:style-name="T1">Client</text:span> object connects to a <text:span text:style-name="T1">Server</text:span> which it communicates with to control a <text:span text:style-name="T1">Station</text:span> within a <text:span text:style-name="T1">Ship</text:span></text:p>
      <text:p text:style-name="P2"><text:span text:style-name="T1">Server</text:span>: <text:span text:style-name="T1">Clients</text:span> connect to the server and send messages to the <text:span text:style-name="T1">Server</text:span>; the <text:span text:style-name="T1">Server</text:span> contains the <text:span text:style-name="T1">Game</text:span> <text:span text:style-name="T1">World</text:span> Object</text:p>
      <text:p text:style-name="P3"><text:span text:style-name="T1">Game</text:span> <text:span text:style-name="T1">World</text:span>: contains a grid (x, y) in which <text:span text:style-name="T1">Ships</text:span> are contained and/or obstacles</text:p>
      <text:p text:style-name="P4"><text:span text:style-name="T1">Ship</text:span>: <text:span text:style-name="T1">Ships</text:span> have four interconnected <text:span text:style-name="T1">Stations</text:span> which can be A.I. or <text:span text:style-name="T1">Client</text:span> controlled</text:p>
      <text:p text:style-name="P5"><text:span text:style-name="T1">Stations</text:span>: The four stations are ‘<text:span text:style-name="T1">Helm</text:span>’ (Piloting the <text:span text:style-name="T1">Ship</text:span>), ‘<text:span text:style-name="T1">Batteries</text:span>’ (<text:span text:style-name="T1">Ship</text:span> weapons), ‘<text:span text:style-name="T1">Shielding</text:span>’ (The <text:span text:style-name="T1">Ships</text:span> shield systems) and ‘<text:span text:style-name="T1">Engineering</text:span>’ (Providing <text:span text:style-name="T1">Power</text:span> to the other three stations and repairing the <text:span text:style-name="T1">Ship</text:span>)</text:p>
      <text:p text:style-name="P4"><text:span text:style-name="T1"><text:tab/>Helm</text:span>: the <text:span text:style-name="T1">Helm</text:span> controls the speed, direction and orientation of the <text:tab/><text:span text:style-name="T1">Ship</text:span> in the <text:span text:style-name="T1">Game World</text:span></text:p>
      <text:p text:style-name="P5"><text:span text:style-name="T1">Batteries</text:span>: the <text:span text:style-name="T1">Batteries</text:span> control which weapons fire and when and how much <text:span text:style-name="T1">Power</text:span> is put into each weapons damage and reload speed</text:p>
      <text:p text:style-name="P5"><text:span text:style-name="T1">Shielding</text:span>: <text:span text:style-name="T1">Shielding</text:span> controls and maintains shields in four directions deciding how much <text:span text:style-name="T1">Power</text:span> is put into a particular shields strength and regeneration</text:p>
      <text:p text:style-name="P5"><text:span text:style-name="T1">Engineering</text:span>: <text:span text:style-name="T1">Engineering</text:span> controls the distribution and generation of <text:span text:style-name="T1">Power</text:span> for the <text:span text:style-name="T1">Ship</text:span> as well as managing repairs to the <text:span text:style-name="T1">Ships</text:span> systems</text:p>
      <text:p text:style-name="P5"><text:span text:style-name="T1">Power</text:span>: <text:span text:style-name="T1">Power</text:span> is the energy unit that allows systems to operate</text:p>
      <text:p text:style-name="P5"><text:span text:style-name="T1">A.I.</text:span>: The <text:span text:style-name="T1">A.I.</text:span> can manage individual <text:span text:style-name="T1">Stations</text:span> in the player <text:span text:style-name="T1">Ship</text:span> or it can manage the entire <text:span text:style-name="T1">Ship</text:span> for other <text:span text:style-name="T1">Ships</text:span></text:p>
      <text:p text:style-name="Standard"><text:span text:style-name="T1">Game Concepts</text:span>:</text:p>
      <text:p text:style-name="Standard"><text:tab/><text:span text:style-name="T1">Missions</text:span>: Take up missions in the game world</text:p>
      <text:p text:style-name="Standard"><text:tab/><text:span text:style-name="T1">Side Grading</text:span>: Each <text:span text:style-name="T1">Station</text:span> can be individually side graded to optimize performance</text:p>
      <text:p text:style-name="Standard"><text:tab/><text:span text:style-name="T1">Sectors</text:span>: Going between different areas allows you to take on different enemies with varying <text:tab/>stats</text:p>
      <text:p text:style-name="Standard"><text:tab/><text:span text:style-name="T1">Dynamic Economy</text:span>: There are actual trade <text:span text:style-name="T1">Ships</text:span> going between areas that can get raided to <text:tab/>change prices and guards on the trade fleet</text:p>
      <text:p text:style-name="Standard"><text:tab/><text:span text:style-name="T1">Shop</text:span>: Travel to <text:span text:style-name="T1">Shops</text:span> to buy <text:span text:style-name="T1">Ships</text:span> and weapons for your <text:span text:style-name="T1">Ship</text:span></text:p>
      <text:p text:style-name="Standard"><text:soft-page-break/><text:tab/><text:span text:style-name="T1">Friendly A.I.</text:span>: <text:span text:style-name="T1">Capture </text:span>or <text:span text:style-name="T1">Buy</text:span> <text:span text:style-name="T1">Ships</text:span> that can be crewed by a friendly <text:span text:style-name="T1">A.I.</text:span></text:p>
      <text:p text:style-name="Standard"><text:span text:style-name="T1"><text:tab/>NPC Crew</text:span>: You need to have <text:span text:style-name="T1">NPC Crew</text:span> on board for maximum efficiency and you need to <text:tab/>be able to sustain them and they can crew other <text:span text:style-name="T1">Captured</text:span> or <text:span text:style-name="T1">Purchased</text:span> <text:span text:style-name="T1">Ship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chaz</meta:initial-creator>
    <dc:creator>Daniel Bechaz</dc:creator>
    <meta:editing-cycles>34</meta:editing-cycles>
    <meta:creation-date>2014-01-17T07:29:00</meta:creation-date>
    <dc:date>2014-01-29T22:46:00</dc:date>
    <meta:editing-duration>PT2H6M22S</meta:editing-duration>
    <meta:generator>OpenOffice/4.0.0$Win32 OpenOffice.org_project/400m3$Build-9702</meta:generator>
    <meta:document-statistic meta:table-count="0" meta:image-count="0" meta:object-count="0" meta:page-count="2" meta:paragraph-count="20" meta:word-count="345" meta:character-count="20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